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1D00000814646B2F9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5.48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er1" text:anchor-type="paragraph" svg:width="17cm" svg:height="24.119cm" draw:z-index="0"><draw:image xlink:href="Pictures/100002010000051D00000814646B2F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Vedlegg 2 - Klassediagra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lin Schei</meta:initial-creator>
    <meta:creation-date>2012-04-26T09:02:40.99</meta:creation-date>
    <dc:date>2012-04-26T09:37:41.73</dc:date>
    <dc:creator>Bjørn tore Gjerde</dc:creator>
    <meta:editing-duration>PT00H02M40S</meta:editing-duration>
    <meta:editing-cycles>2</meta:editing-cycles>
    <meta:generator>OpenOffice.org/3.2$Win32 OpenOffice.org_project/320m18$Build-9502</meta:generator>
    <meta:document-statistic meta:table-count="0" meta:image-count="1" meta:object-count="0" meta:page-count="1" meta:paragraph-count="1" meta:word-count="4" meta:character-count="25"/>
  </office:meta>
</office:document-meta>
</file>